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font-name="Verdana1"/>
    </style:style>
    <style:style style:name="T2" style:family="text">
      <style:text-properties style:font-name="Verdana1" fo:font-size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80"/>
    </style:style>
    <style:style style:name="T5" style:family="text">
      <style:text-properties fo:color="#000080" style:font-name="Verdana1" fo:font-size="14pt"/>
    </style:style>
    <style:style style:name="T6" style:family="text">
      <style:text-properties style:font-name="Comic Sans MS"/>
    </style:style>
    <style:style style:name="T7" style:family="text">
      <style:text-properties fo:font-size="18pt" fo:font-weight="bold"/>
    </style:style>
    <style:style style:name="T8" style:family="text">
      <style:text-properties fo:font-size="7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Salt Scrub</text:span><text:line-break/>Crystal Miller<text:line-break/></text:p>
      <text:p text:style-name="Standard">To clean your hands nicely after working in the garden try this simple salt scrub:<text:line-break/><text:line-break/>½ cup sea salt<text:line-break/>½ cup olive oil<text:line-break/>Essential oil or Fragrance oil to scent<text:line-break/><text:line-break/>Mix altogether and store in a canning jar by the sink. Use a spoon to scoop out a small amount and scrub your nails and other areas of your hands that are in need. Rinse with warm water. It will leave your hands smooth and clean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6T17:59:08.21</meta:creation-date>
    <dc:date>2017-05-06T20:12:19.89</dc:date>
    <dc:creator>Crystal Miller</dc:creator>
    <meta:editing-duration>PT1H42M2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2" meta:word-count="80" meta:character-count="411"/>
  </office:meta>
</office:document-meta>
</file>